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sx_dbquery.setConnection( String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dbquery.setLimit( String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dbquer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dbquery.tsx_dbquery( String id , String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sx_dbquery.tsx_dbquery( String id , String connection , String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sx_dbquery.tsx_db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